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24_08-05-56_000.jpg</text:p>
          </table:table-cell>
          <table:table-cell office:value-type="string">
            <text:p>:m :th / 方針 / 家電エンジニアの資格について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24_08-05-50_000.jpg</text:p>
          </table:table-cell>
          <table:table-cell office:value-type="string">
            <text:p>:m 見た夢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24_07-57-50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1-24_07-57-25_000.jpg</text:p>
          </table:table-cell>
          <table:table-cell table:style-name="ce3" office:value-type="string">
            <text:p>:m :PHOTO 起きた時刻 / 201701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1-24_07-47-31_000.jpg</text:p>
          </table:table-cell>
          <table:table-cell office:value-type="string">
            <text:p>:m other / :do / カボス　⇒　家電エンジニアの本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1-24_07-40-1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24_07-40-0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24_07-40-0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1-24_07-39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1-24_03-32-25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1-24_03-32-25_004.jpg</text:p>
          </table:table-cell>
          <table:table-cell office:value-type="string">
            <text:p>:m other / ソーテック / 修理メモ 清書版　/ VA-12 / 5*5 / 20170124_103557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1-24_03-32-25_003.jpg</text:p>
          </table:table-cell>
          <table:table-cell office:value-type="string">
            <text:p>:m other / ソーテック / 修理メモ 清書版　/ VA-12 / 3-4*5 / 20170124_103557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7-01-24_03-32-25_002.jpg</text:p>
          </table:table-cell>
          <table:table-cell table:style-name="ce4" office:value-type="string">
            <text:p>:m other / ソーテック / 修理メモ 清書版　/ VA-12 / 1-2*5 / 20170124_10355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24_03-32-25_001.jpg</text:p>
          </table:table-cell>
          <table:table-cell office:value-type="string">
            <text:p>:m 食べた物　サプリメント / 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24_03-32-25_000.jpg</text:p>
          </table:table-cell>
          <table:table-cell table:style-name="ce3" office:value-type="string">
            <text:p>:m :PHOTO 起きた時刻 / 2017012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1-23_22-56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1-23_22-56-4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23_19-53-46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23_17-57-52_000.jpg</text:p>
          </table:table-cell>
          <table:table-cell office:value-type="string">
            <text:p>:m :th / 方針 / アイホン修理の仕事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1-23_16-15-05_000.jpg</text:p>
          </table:table-cell>
          <table:table-cell office:value-type="string">
            <text:p>:m other / ソーテック / 書類 / 「交通費請求明細書</text:p>
          </table:table-cell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2017-01-23_14-19-55_000.jpg</text:p>
          </table:table-cell>
          <table:table-cell office:value-type="string">
            <text:p>:m other / ソーテック / 製品 / 計測機 / 実効値計測機</text:p>
          </table:table-cell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7-01-23_14-19-50_000.jpg</text:p>
          </table:table-cell>
          <table:table-cell office:value-type="string">
            <text:p>:m other / ソーテック / 製品 / 計測機 / 電源装置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2017-01-23_14-19-44_000.jpg</text:p>
          </table:table-cell>
          <table:table-cell office:value-type="string">
            <text:p>:m other / ソーテック / 製品 / 計測機 / マルチメーター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2017-01-23_14-19-35_000.jpg</text:p>
          </table:table-cell>
          <table:table-cell office:value-type="string">
            <text:p>:m other / ソーテック / 製品 / 計測機 / 発信機　NF</text:p>
          </table:table-cell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2017-01-23_14-19-16_000.jpg</text:p>
          </table:table-cell>
          <table:table-cell office:value-type="string">
            <text:p>:m other / ソーテック / 製品 / 計測機 / BURST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2017-01-23_10-47-53_000.jpg</text:p>
          </table:table-cell>
          <table:table-cell office:value-type="string">
            <text:p>:m other / ソーテック / 製品 / VM-53A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2017-01-23_09-54-39_000.jpg</text:p>
          </table:table-cell>
          <table:table-cell office:value-type="string">
            <text:p>:m other / ソーテック / 製品 / VM-53A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1-23_05-54-39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1-23_05-48-01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1-23_05-34-16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1-23_02-26-4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1-23_02-26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1-22_23-18-2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1-22_20-34-58_000.jpg</text:p>
          </table:table-cell>
          <table:table-cell office:value-type="string">
            <text:p>:m 食べた物　サプリメント / 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1-22_19-53-26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1-22_18-05-20_000.jpg</text:p>
          </table:table-cell>
          <table:table-cell office:value-type="string">
            <text:p>:m music / log / kb / N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017/01/24</text:date>, <text:time>10:38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0:38:19.28</dc:date>
    <dc:creator>岩淵 謙</dc:creator>
    <meta:generator>OpenOffice/4.1.3$Win32 OpenOffice.org_project/413m1$Build-9783</meta:generator>
    <meta:editing-duration>PT1H55M50S</meta:editing-duration>
    <meta:editing-cycles>15</meta:editing-cycles>
    <meta:document-statistic meta:table-count="1" meta:cell-count="111" meta:object-count="0"/>
  </office:meta>
</office:document-meta>
</file>